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Code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14 : OS Tag added in the JVM options configuration file</text:h>
      <text:p text:style-name="P2"/>
      <text:p text:style-name="P1"/>
      <text:p text:style-name="P1">Title: OS Tag added in the JVM options configuration file</text:p>
      <text:p text:style-name="P1">Version: 1.1</text:p>
      <text:p text:style-name="P1">Author: Sylvestre Ledru &lt;sylvestre.ledru@scilab.org&gt;</text:p>
      <text:p text:style-name="P1">Review: </text:p>
      <text:p text:style-name="P1">Commented: </text:p>
      <text:p text:style-name="P1">State: <text:s/>Implemented</text:p>
      <text:p text:style-name="P1">Scilab-Version: 5.1</text:p>
      <text:p text:style-name="P1">Vote:</text:p>
      <text:p text:style-name="P1">Created: 27 January 2009</text:p>
      <text:p text:style-name="P2"/>
      <text:p text:style-name="P1"/>
      <text:h text:style-name="P7" text:outline-level="3">Abstract</text:h>
      <text:p text:style-name="P1">In some cases, we need to add specific flags for the instantiation of the JVM. Therefor, we need to extend the process in order to manage condition against the OS.</text:p>
      <text:h text:style-name="P7" text:outline-level="3">Rationale</text:h>
      <text:p text:style-name="P1">For now, options are all the same for each OS. However, in some cases, we need to have specific options. It is the case of Mac OS X (with the Screen Menu Bar for example).</text:p>
      <text:p text:style-name="P1"/>
      <text:p text:style-name="P1">This SEP would like to introduce a new tag in the file modules/jvm/etc/jvm_options.xml.</text:p>
      <text:p text:style-name="P1"/>
      <text:p text:style-name="P1">For example:</text:p>
      <text:p text:style-name="P1">&lt;option value="-Dapple.laf.useScreenMenuBar=true" os="macosx" /&gt; </text:p>
      <text:p text:style-name="P1"/>
      <text:p text:style-name="P1">os could have on of the value:</text:p>
      <text:list xml:id="list34541539" text:style-name="L1">
        <text:list-item>
          <text:p text:style-name="P5">macosx</text:p>
        </text:list-item>
        <text:list-item>
          <text:p text:style-name="P5">linux</text:p>
        </text:list-item>
        <text:list-item>
          <text:p text:style-name="P5">windows</text:p>
        </text:list-item>
        <text:list-item>
          <text:p text:style-name="P5">other</text:p>
        </text:list-item>
      </text:list>
      <text:p text:style-name="P1">This could be extended in the future to manage different versions of an operating system.</text:p>
      <text:p text:style-name="P1"/>
      <text:p text:style-name="P1">OSNAME defined in SCI/modules/core/includes/getos.h</text:p>
      <text:h text:style-name="P7" text:outline-level="3"><text:span text:style-name="Teletype"><text:span text:style-name="T2">Implementation</text:span></text:span></text:h>
      <text:p text:style-name="P3"><text:span text:style-name="Teletype"><text:span text:style-name="T3">diff --git a/scilab/modules/jvm/etc/jvm_options.xml.in <text:s/>b/scilab/modules/jvm/etc/jvm_options.xml.in </text:span></text:span></text:p>
      <text:p text:style-name="P3"><text:span text:style-name="Teletype"><text:span text:style-name="T3">index 26f64dc..0752520 100644 </text:span></text:span></text:p>
      <text:p text:style-name="P3"><text:span text:style-name="Teletype"><text:span text:style-name="T3">--- a/scilab/modules/jvm/etc/jvm_options.xml.in </text:span></text:span></text:p>
      <text:p text:style-name="P3"><text:span text:style-name="Teletype"><text:span text:style-name="T3">+++ b/scilab/modules/jvm/etc/jvm_options.xml.in </text:span></text:span></text:p>
      <text:p text:style-name="P3"><text:span text:style-name="Teletype"><text:span text:style-name="T3">@@ -25,6 +25,8 @@ $SCILAB : scilab path (SCI in Scilab) </text:span></text:span></text:p>
      <text:p text:style-name="P3"><text:span text:style-name="Teletype"><text:span text:style-name="T3"><text:s/>&lt;!-- Set Java Heap space to 256mb --&gt; </text:span></text:span></text:p>
      <text:p text:style-name="P3"><text:soft-page-break/><text:span text:style-name="Teletype"><text:span text:style-name="T3"><text:s/>&lt;option value="-Xmx256m"/&gt;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+&lt;option value="-Dapple.laf.useScreenMenuBar=true" os="macosx" /&gt;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/>&lt;!-- DISABLE Just In Time java compiler --&gt; </text:span></text:span></text:p>
      <text:p text:style-name="P3"><text:span text:style-name="Teletype"><text:span text:style-name="T3"><text:s/>&lt;!-- </text:span></text:span></text:p>
      <text:p text:style-name="P3"><text:span text:style-name="Teletype"><text:span text:style-name="T3"><text:s/>&lt;option value="-Djava.compiler=NONE"/&gt; </text:span></text:span></text:p>
      <text:p text:style-name="P3"><text:span text:style-name="Teletype"><text:span text:style-name="T3">diff --git a/scilab/modules/jvm/src/c/getJvmOptions.c b/scilab/modules/jvm/src/c/getJvmOptions.c </text:span></text:span></text:p>
      <text:p text:style-name="P3"><text:span text:style-name="Teletype"><text:span text:style-name="T3">index 8f6a4fc..ab89e6d 100644 </text:span></text:span></text:p>
      <text:p text:style-name="P3"><text:span text:style-name="Teletype"><text:span text:style-name="T3">--- a/scilab/modules/jvm/src/c/getJvmOptions.c </text:span></text:span></text:p>
      <text:p text:style-name="P3"><text:span text:style-name="Teletype"><text:span text:style-name="T3">+++ b/scilab/modules/jvm/src/c/getJvmOptions.c </text:span></text:span></text:p>
      <text:p text:style-name="P3"><text:span text:style-name="Teletype"><text:span text:style-name="T3">@@ -1,3 +1,4 @@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/>/* </text:span></text:span></text:p>
      <text:p text:style-name="P3"><text:span text:style-name="Teletype"><text:span text:style-name="T3"><text:s text:c="2"/>* Scilab ( http://www.scilab.org/ ) - This file is part of Scilab </text:span></text:span></text:p>
      <text:p text:style-name="P3"><text:span text:style-name="Teletype"><text:span text:style-name="T3"><text:s text:c="2"/>* Copyright (C) 2008 - INRIA - Allan CORNET </text:span></text:span></text:p>
      <text:p text:style-name="P3"><text:span text:style-name="Teletype"><text:span text:style-name="T3">@@ -44,6 +45,24 @@ JavaVMOption * getJvmOptions(char *SCI_PATH,char *filename_xml_conf,int *size_Ja </text:span></text:span></text:p>
      <text:p text:style-name="P3"><text:span text:style-name="Teletype"><text:span text:style-name="T3"><text:s text:c="24"/>char *jvm_option_string = NULL;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<text:s text:c="24"/>int indice = 0; </text:span></text:span></text:p>
      <text:p text:style-name="P3"><text:span text:style-name="Teletype"><text:span text:style-name="T3">+ <text:s text:c="22"/>/** </text:span></text:span></text:p>
      <text:p text:style-name="P3"><text:span text:style-name="Teletype"><text:span text:style-name="T3">+ <text:s text:c="23"/>* Serie of dirty ifdef in order to detect the OS for customized xpath queries against the OS </text:span></text:span></text:p>
      <text:p text:style-name="P3"><text:span text:style-name="Teletype"><text:span text:style-name="T3">+ <text:s text:c="23"/>*/ </text:span></text:span></text:p>
      <text:p text:style-name="P3"><text:span text:style-name="Teletype"><text:span text:style-name="T3">+ <text:s text:c="22"/>#ifdef __APPLE__ </text:span></text:span></text:p>
      <text:p text:style-name="P3"><text:span text:style-name="Teletype"><text:span text:style-name="T3">+ <text:s text:c="22"/>#define OSNAME macosx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ifdef __linux__ </text:span></text:span></text:p>
      <text:p text:style-name="P3"><text:span text:style-name="Teletype"><text:span text:style-name="T3">+ <text:s text:c="22"/>#define OSNAME linux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ifdef _MSC_VER </text:span></text:span></text:p>
      <text:p text:style-name="P3"><text:soft-page-break/><text:span text:style-name="Teletype"><text:span text:style-name="T3">+ <text:s text:c="22"/>#define OSNAME windows </text:span></text:span></text:p>
      <text:p text:style-name="P3"><text:span text:style-name="Teletype"><text:span text:style-name="T3">+ <text:s text:c="22"/>#else </text:span></text:span></text:p>
      <text:p text:style-name="P3"><text:span text:style-name="Teletype"><text:span text:style-name="T3">+ <text:s text:c="22"/>#define OSNAME other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endif </text:span></text:span></text:p>
      <text:p text:style-name="P3"><text:span text:style-name="Teletype"><text:span text:style-name="T3">+ <text:s text:c="22"/>#undef OSNAME </text:span></text:span></text:p>
      <text:p text:style-name="P3"><text:span text:style-name="Teletype"><text:span text:style-name="T3">+ </text:span></text:span></text:p>
      <text:p text:style-name="P3"><text:span text:style-name="Teletype"><text:span text:style-name="T3"><text:s text:c="24"/>doc = xmlParseFile (filename_xml_conf);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<text:s text:c="24"/>if (doc == NULL) </text:span></text:span></text:p>
      <text:p text:style-name="P3"><text:span text:style-name="Teletype"><text:span text:style-name="T3">@@ -55,7 +74,7 @@ JavaVMOption * getJvmOptions(char *SCI_PATH,char *filename_xml_conf,int *size_Ja </text:span></text:span></text:p>
      <text:p text:style-name="P3"><text:span text:style-name="Teletype"><text:span text:style-name="T3"><text:s text:c="24"/>} 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3"><text:s text:c="24"/>xpathCtxt = xmlXPathNewContext(doc); </text:span></text:span></text:p>
      <text:p text:style-name="P3"><text:span text:style-name="Teletype"><text:span text:style-name="T3">- <text:s text:c="22"/>xpathObj = xmlXPathEval((const xmlChar*)"//jvm_options/option", xpathCtxt); </text:span></text:span></text:p>
      <text:p text:style-name="P3"><text:span text:style-name="Teletype"><text:span text:style-name="T3">+ <text:s text:c="22"/>xpathObj = xmlXPathEval((const xmlChar*)"//jvm_options/option | //jvm_options/option[@os='OSNAME']", xpathCtxt); </text:span></text:span></text:p>
      <text:p text:style-name="P3"><text:span text:style-name="Teletype"><text:span text:style-name="T3"><text:s/>/* OSNAME definition moved in SCI/modules/core/includes/getos.h</text:span></text:span></text:p>
      <text:p text:style-name="P3"><text:span text:style-name="Teletype"><text:span text:style-name="T3"><text:s text:c="24"/>if(xpathObj &amp;&amp; xpathObj-&gt;nodesetval-&gt;nodeMax) </text:span></text:span></text:p>
      <text:p text:style-name="P3"><text:span text:style-name="Teletype"><text:span text:style-name="T3"><text:s text:c="24"/>{ </text:span></text:span></text:p>
      <text:h text:style-name="P7" text:outline-level="3">Changelog</text:h>
      <text:list xml:id="list34544982" text:style-name="L2">
        <text:list-item>
          <text:list>
            <text:list-item>
              <text:p text:style-name="P4"><text:span text:style-name="T1">– </text:span><text:a xlink:type="simple" xlink:href="mailto:Sylvestre.ledru@scilab.org"><text:span text:style-name="T1">Sylvestre.ledru@scilab.org</text:span></text:a><text:span text:style-name="T1"> &lt;</text:span><text:a xlink:type="simple" xlink:href="mailto:sylvestre.ledru@scilab.org"><text:span text:style-name="T1">sylvestre.ledru@scilab.org</text:span></text:a><text:span text:style-name="T1">&gt;</text:span></text:p>
            </text:list-item>
            <text:list-item>
              <text:p text:style-name="P4"><text:span text:style-name="T1">– </text:span><text:a xlink:type="simple" xlink:href="mailto:allan.cornet@scilab.org"><text:span text:style-name="T1">allan.cornet@scilab.org</text:span></text:a><text:span text:style-name="T1"> (OSNAME moved in core/includes/getos.h)</text:span></text:p>
            </text:list-item>
          </text:list>
        </text:list-item>
      </text:list>
      <text:h text:style-name="P7" text:outline-level="3">Copyright</text:h>
      <text:p text:style-name="Standard"><text:tab/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Code" svg:font-family="Code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1-28T14:43:10.24</dc:date>
    <meta:editing-cycles>25</meta:editing-cycles>
    <meta:editing-duration>PT00H53M28S</meta:editing-duration>
    <meta:document-statistic meta:table-count="0" meta:image-count="0" meta:object-count="0" meta:page-count="3" meta:paragraph-count="86" meta:word-count="400" meta:character-count="3653"/>
    <meta:user-defined meta:name="Info 1"/>
    <meta:user-defined meta:name="Info 2"/>
    <meta:user-defined meta:name="Info 3"/>
    <meta:user-defined meta:name="Info 4"/>
  </office:meta>
</office:document-meta>
</file>